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7000001CEB7C4FEA4AD277C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örüntü1" text:anchor-type="paragraph" svg:width="17cm" svg:height="6.027cm" draw:z-index="0"><draw:image xlink:href="Pictures/1000020100000517000001CEB7C4FEA4AD277C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5:35:42.057113329</meta:creation-date>
    <meta:print-date>2019-08-06T15:40:20.139452993</meta:print-date>
    <dc:date>2019-08-06T15:42:47.035021301</dc:date>
    <meta:editing-duration>PT7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